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Абзацсписка" style:list-style-name="LFO1" style:family="paragraph">
      <style:text-properties fo:font-size="14pt" style:font-size-asian="14pt" style:font-size-complex="14pt"/>
    </style:style>
    <style:style style:name="P3" style:parent-style-name="Абзацсписка" style:list-style-name="LFO1" style:family="paragraph"/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Абзацсписка" style:list-style-name="LFO1" style:family="paragraph"/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Абзацсписка" style:list-style-name="LFO1" style:family="paragraph"/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Абзацсписка" style:list-style-name="LFO1" style:family="paragraph"/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Абзацсписка" style:list-style-name="LFO1" style:family="paragraph"/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Абзацсписка" style:list-style-name="LFO1" style:family="paragraph">
      <style:text-properties fo:font-size="14pt" style:font-size-asian="14pt" style:font-size-complex="14pt"/>
    </style:style>
    <style:style style:name="P27" style:parent-style-name="Абзацсписка" style:list-style-name="LFO1" style:family="paragraph"/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Абзацсписка" style:list-style-name="LFO1" style:family="paragraph"/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Абзацсписка" style:list-style-name="LFO1" style:family="paragraph"/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" style:parent-style-name="Абзацсписка" style:list-style-name="LFO1" style:family="paragraph"/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Абзацсписка" style:list-style-name="LFO1" style:family="paragraph"/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Абзацсписка" style:list-style-name="LFO1" style:family="paragraph"/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Абзацсписка" style:list-style-name="LFO1" style:family="paragraph"/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Абзацсписка" style:list-style-name="LFO1" style:family="paragraph"/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Абзацсписка" style:list-style-name="LFO1" style:family="paragraph"/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Общее описание проекта.</text:p>
      <text:list text:style-name="LFO1" text:continue-numbering="true">
        <text:list-item>
          <text:p text:style-name="P2">Структура проекта</text:p>
          <text:list text:continue-numbering="true">
            <text:list-item>
              <text:p text:style-name="P3"><text:span text:style-name="T4">3</text:span><text:span text:style-name="T5">d</text:span><text:span text:style-name="T6">_</text:span><text:span text:style-name="T7">project</text:span><text:span text:style-name="T8">.</text:span><text:span text:style-name="T9">graphhml</text:span><text:span text:style-name="T10"><text:s text:c="2"/>- графическое представление проекта</text:span></text:p>
            </text:list-item>
            <text:list-item>
              <text:p text:style-name="P11"><text:span text:style-name="T12">Docs/ -<text:s/></text:span><text:span text:style-name="T13">документация</text:span></text:p>
              <text:list text:continue-numbering="true">
                <text:list-item>
                  <text:p text:style-name="P14"><text:span text:style-name="T15">common</text:span><text:span text:style-name="T16">.</text:span><text:span text:style-name="T17">odt</text:span><text:span text:style-name="T18"><text:s/>общее описание проекта (данный файл)</text:span></text:p>
                </text:list-item>
                <text:list-item>
                  <text:p text:style-name="P19"><text:span text:style-name="T20">Project/</text:span><text:span text:style-name="T21"><text:s/>– папка</text:span><text:span text:style-name="T22"><text:s/>с проектами</text:span></text:p>
                </text:list-item>
                <text:list-item>
                  <text:p text:style-name="P23"><text:span text:style-name="T24">TechnicalTask</text:span><text:span text:style-name="T25">/ – папка с техническими заданиями</text:span></text:p>
                </text:list-item>
              </text:list>
            </text:list-item>
            <text:list-item>
              <text:p text:style-name="P26">Source/ - исходные коды</text:p>
            </text:list-item>
            <text:list-item>
              <text:p text:style-name="P27"><text:span text:style-name="T28">Source</text:span><text:span text:style-name="T29">/</text:span><text:span text:style-name="T30">OxygenDoc/ -<text:s/></text:span><text:span text:style-name="T31">документация</text:span></text:p>
            </text:list-item>
            <text:list-item>
              <text:p text:style-name="P32"><text:span text:style-name="T33">Source</text:span><text:span text:style-name="T34">/</text:span><text:span text:style-name="T35">OxygenDoc</text:span><text:span text:style-name="T36">/</text:span><text:span text:style-name="T37">doxygen</text:span><text:span text:style-name="T38">.</text:span><text:span text:style-name="T39">exe</text:span><text:span text:style-name="T40"><text:s/>– утилита для<text:s/></text:span><text:span text:style-name="T41">документации</text:span></text:p>
            </text:list-item>
          </text:list>
        </text:list-item>
        <text:list-item>
          <text:p text:style-name="P42"><text:span text:style-name="T43">Инструменты</text:span><text:span text:style-name="T44"><text:s/></text:span><text:span text:style-name="T45">и</text:span><text:span text:style-name="T46"><text:s/></text:span><text:span text:style-name="T47">графические</text:span><text:span text:style-name="T48"><text:s/></text:span><text:span text:style-name="T49">редакторы</text:span><text:span text:style-name="T50">:<text:s/></text:span></text:p>
          <text:list text:continue-numbering="true">
            <text:list-item>
              <text:p text:style-name="P51"><text:span text:style-name="T52">Visual</text:span><text:span text:style-name="T53"><text:s/></text:span><text:span text:style-name="T54">Studio</text:span><text:span text:style-name="T55"><text:s/>2015 – основной инструмент для разработки кода</text:span></text:p>
            </text:list-item>
            <text:list-item>
              <text:p text:style-name="P56"><text:span text:style-name="T57">Microsoft</text:span><text:span text:style-name="T58">/</text:span><text:span text:style-name="T59">Open</text:span><text:span text:style-name="T60">/</text:span><text:span text:style-name="T61">Libre</text:span><text:span text:style-name="T62"><text:s/></text:span><text:span text:style-name="T63">Office</text:span><text:span text:style-name="T64"><text:s/>- любой текстовый редактор способный хранить</text:span><text:span text:style-name="T65"><text:s/>файлы формата «.</text:span><text:span text:style-name="T66">odt</text:span><text:span text:style-name="T67">»</text:span></text:p>
            </text:list-item>
            <text:list-item>
              <text:p text:style-name="P68"><text:span text:style-name="T69">yEd</text:span><text:span text:style-name="T70"><text:s/>– графический редактор постоения графа проекта</text:span></text:p>
            </text:list-item>
            <text:list-item>
              <text:p text:style-name="P71"><text:span text:style-name="T72">Blender</text:span><text:span text:style-name="T73"><text:s/>– графический редактор 3</text:span><text:span text:style-name="T74">D</text:span><text:span text:style-name="T75"><text:s/>объектов</text:span></text:p>
            </text:list-item>
            <text:list-item>
              <text:p text:style-name="P76"><text:span text:style-name="T77">PhotoshopCC</text:span><text:span text:style-name="T78"><text:s/>– вспомогательный графический редактор для создания текстур/шрифтов.</text:span></text:p>
            </text:list-item>
            <text:list-item>
              <text:p text:style-name="P79"><text:span text:style-name="T80">doxygen</text:span><text:span text:style-name="T81"><text:s/>– система документирования исходного кода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5-31T08:03:00Z</dc:date>
    <meta:template xlink:href="Normal.dotm" xlink:type="simple"/>
    <meta:editing-cycles>10</meta:editing-cycles>
    <meta:editing-duration>PT1860S</meta:editing-duration>
    <meta:document-statistic meta:page-count="1" meta:paragraph-count="1" meta:word-count="115" meta:character-count="775" meta:row-count="5" meta:non-whitespace-character-count="661"/>
  </office:meta>
</office:document-meta>
</file>